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fo:font-weight="bold" officeooo:rsid="001d3d69" officeooo:paragraph-rsid="001d3d69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16pt" fo:font-style="italic" fo:font-weight="bold" officeooo:rsid="001d3d69" officeooo:paragraph-rsid="001d3d69" style:font-size-asian="14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font-size="14pt" fo:font-style="italic" fo:font-weight="bold" officeooo:rsid="001d3d69" officeooo:paragraph-rsid="001d3d69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6pt" fo:font-style="normal" fo:font-weight="normal" officeooo:rsid="001d3d69" officeooo:paragraph-rsid="001d3d69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ef2f6" style:font-size-asian="10.5pt" style:font-size-complex="12pt"/>
    </style:style>
    <style:style style:name="T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normal" officeooo:rsid="001ef2f6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uso de herramientas</text:p>
      <text:p text:style-name="P2"><text:span text:style-name="T1"/></text:p>
      <text:p text:style-name="P2"><text:span text:style-name="T1"/></text:p>
      <text:p text:style-name="P3">Drive</text:p>
      <text:p text:style-name="P2"><text:span text:style-name="T1"/></text:p>
      <text:p text:style-name="P4"><text:span text:style-name="T1">- Usar la nomenclatura acorde a cada sección.</text:span></text:p>
      <text:p text:style-name="P4"><text:span text:style-name="T1">- Mantener las carpetas de Drive limpias de archivos obsoletos o desactualizados.</text:span></text:p>
      <text:p text:style-name="P4"><text:span text:style-name="T1">- Al subir archivos informar a los compañeros, informar por el canal habilitado.</text:span></text:p>
      <text:p text:style-name="P4"><text:span text:style-name="T1"/></text:p>
      <text:p text:style-name="P4"><text:span text:style-name="T1">________________________________________________________________________________</text:span></text:p>
      <text:p text:style-name="P2"><text:span text:style-name="T1"/></text:p>
      <text:p text:style-name="P3">Slack</text:p>
      <text:p text:style-name="P4"><text:span text:style-name="T1"/></text:p>
      <text:p text:style-name="P4"><text:span text:style-name="T1">- Cuando se suban los archivos informar por el canal correspondiente, para no mezclar información entre departamentos, filtraciones </text:span><text:span text:style-name="T2">o errores</text:span><text:span text:style-name="T1">.</text:span></text:p>
      <text:p text:style-name="P4"><text:span text:style-name="T1">- Hacer recordatorios de reuniones o de tareas importantes.</text:span></text:p>
      <text:p text:style-name="P4"><text:span text:style-name="T1">- </text:span><text:span text:style-name="T2">Los usuarios con permisos se encargarán de añadir a los integrantes a su correspondiente grupo.</text:span></text:p>
      <text:p text:style-name="P4"><text:span text:style-name="T1">________________________________________________________________________________</text:span></text:p>
      <text:p text:style-name="P2"><text:span text:style-name="T1"/></text:p>
      <text:p text:style-name="P3">Trello</text:p>
      <text:p text:style-name="P3"><text:span text:style-name="T3"/></text:p>
      <text:p text:style-name="P3"><text:span text:style-name="T3">- </text:span><text:span text:style-name="T4">Mirar el mural para saber qué tareas se realizan en la jornada.</text:span></text:p>
      <text:p text:style-name="P3"><text:span text:style-name="T3">- </text:span><text:span text:style-name="T4">Al finalizar una tarea, se marcará como completada y se informa a los compañeros para que tengan constancia.</text:span></text:p>
      <text:p text:style-name="P3"><text:span text:style-name="T4">- Una vez que la tarea ha sido completada, se pasará a la siguiente fase o se archivará.</text:span></text:p>
      <text:p text:style-name="P3"><text:span text:style-name="T4">- El usuario con permisos, se encargará de asignar cada tarea a su correspondiente departamento.</text:span></text:p>
      <text:p text:style-name="P3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8:29:44.945631692</meta:creation-date>
    <dc:date>2025-06-10T18:39:20.860838188</dc:date>
    <meta:editing-duration>PT9M35S</meta:editing-duration>
    <meta:editing-cycles>2</meta:editing-cycles>
    <meta:generator>LibreOffice/24.8.7.2$Linux_X86_64 LibreOffice_project/f4f281f562fb585d46b0af5755dfe1eb6adc047f</meta:generator>
    <meta:document-statistic meta:table-count="0" meta:image-count="0" meta:object-count="0" meta:page-count="1" meta:paragraph-count="16" meta:word-count="152" meta:character-count="1065" meta:non-whitespace-character-count="929"/>
  </office:meta>
</office:document-meta>
</file>